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6pt" officeooo:rsid="001794ec" officeooo:paragraph-rsid="001794ec" style:font-size-asian="14pt" style:font-size-complex="16pt"/>
    </style:style>
    <style:style style:name="P2" style:family="paragraph" style:parent-style-name="Standard">
      <style:text-properties fo:color="#ffffff" loext:opacity="100%" fo:font-size="16pt" officeooo:rsid="001794ec" officeooo:paragraph-rsid="001794ec" style:font-size-asian="14pt" style:font-size-complex="16pt"/>
    </style:style>
    <style:style style:name="P3" style:family="paragraph" style:parent-style-name="Standard">
      <style:text-properties officeooo:rsid="001e87d9" officeooo:paragraph-rsid="001e87d9"/>
    </style:style>
    <style:style style:name="P4" style:family="paragraph" style:parent-style-name="Standard">
      <style:text-properties fo:color="#ffffff" loext:opacity="100%" fo:font-size="16pt" officeooo:rsid="0019831e" officeooo:paragraph-rsid="0019831e" style:font-size-asian="14pt" style:font-size-complex="16pt"/>
    </style:style>
    <style:style style:name="P5" style:family="paragraph" style:parent-style-name="Standard">
      <style:text-properties fo:color="#ffffff" loext:opacity="100%" fo:font-size="16pt" officeooo:rsid="001a84d1" officeooo:paragraph-rsid="001a84d1" style:font-size-asian="14pt" style:font-size-complex="16pt"/>
    </style:style>
    <style:style style:name="P6" style:family="paragraph" style:parent-style-name="Standard">
      <style:text-properties fo:color="#ffffff" loext:opacity="100%" fo:font-size="16pt" officeooo:rsid="001a84d1" officeooo:paragraph-rsid="001e87d9" style:font-size-asian="14pt" style:font-size-complex="16pt"/>
    </style:style>
    <style:style style:name="P7" style:family="paragraph" style:parent-style-name="Standard">
      <style:text-properties fo:color="#ffffff" loext:opacity="100%" fo:font-size="16pt" officeooo:rsid="001e87d9" officeooo:paragraph-rsid="001e87d9" style:font-size-asian="14pt" style:font-size-complex="16pt"/>
    </style:style>
    <style:style style:name="P8" style:family="paragraph" style:parent-style-name="Standard">
      <style:text-properties fo:color="#ffffff" loext:opacity="100%" fo:font-size="16pt" officeooo:rsid="001e87d9" officeooo:paragraph-rsid="001fdc1e" style:font-size-asian="14pt" style:font-size-complex="16pt"/>
    </style:style>
    <style:style style:name="T1" style:family="text">
      <style:text-properties fo:font-weight="bold" officeooo:rsid="001c4fb1" style:font-weight-asian="bold" style:font-weight-complex="bold"/>
    </style:style>
    <style:style style:name="T2" style:family="text">
      <style:text-properties officeooo:rsid="001c4fb1"/>
    </style:style>
    <style:style style:name="T3" style:family="text">
      <style:text-properties fo:color="#ffff00" loext:opacity="100%" officeooo:rsid="001c4fb1" fo:background-color="transparent" loext:char-shading-value="0"/>
    </style:style>
    <style:style style:name="T4" style:family="text">
      <style:text-properties fo:color="#ffff00" loext:opacity="100%" officeooo:rsid="001c4fb1"/>
    </style:style>
    <style:style style:name="T5" style:family="text">
      <style:text-properties officeooo:rsid="001a84d1"/>
    </style:style>
    <style:style style:name="T6" style:family="text">
      <style:text-properties officeooo:rsid="0019831e"/>
    </style:style>
    <style:style style:name="T7" style:family="text">
      <style:text-properties officeooo:rsid="001e87d9"/>
    </style:style>
    <style:style style:name="T8" style:family="text">
      <style:text-properties fo:color="#ffff00" loext:opacity="100%" officeooo:rsid="001e87d9"/>
    </style:style>
    <style:style style:name="T9" style:family="text">
      <style:text-properties fo:color="#ffff00" loext:opacity="100%"/>
    </style:style>
    <style:style style:name="T10" style:family="text">
      <style:text-properties officeooo:rsid="001fdc1e"/>
    </style:style>
    <style:style style:name="T11" style:family="text">
      <style:text-properties fo:color="#ffff00" loext:opacity="100%" officeooo:rsid="001fdc1e"/>
    </style:style>
    <style:style style:name="T12" style:family="text">
      <style:text-properties officeooo:rsid="00204a87"/>
    </style:style>
    <style:style style:name="T13" style:family="text">
      <style:text-properties fo:color="#ffff00" loext:opacity="100%" officeooo:rsid="00204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mostrazioni da ricordare: </text:p>
      <text:p text:style-name="P1"/>
      <text:p text:style-name="P2">*<text:span text:style-name="T1">LIMITI DI SUCCESSIONI</text:span>:</text:p>
      <text:p text:style-name="P2"><text:tab/>-Unicità del limite <text:span text:style-name="T2">(</text:span><text:span text:style-name="T3">dim</text:span><text:span text:style-name="T2">)</text:span></text:p>
      <text:p text:style-name="P2"><text:tab/>-Permanenza del segno <text:span text:style-name="T2">(</text:span><text:span text:style-name="T4">dim</text:span><text:span text:style-name="T2">)</text:span></text:p>
      <text:p text:style-name="P2"><text:tab/>-Confronto <text:span text:style-name="T2">(</text:span><text:span text:style-name="T4">dim</text:span><text:span text:style-name="T2">)</text:span></text:p>
      <text:p text:style-name="P2"><text:tab/>-a_n=0 per b_n con n-→ infinito <text:span text:style-name="T2">(</text:span><text:span text:style-name="T4">dim</text:span><text:span text:style-name="T2">)</text:span></text:p>
      <text:p text:style-name="P2"><text:tab/>-Numero di Nepero <text:span text:style-name="T2">(</text:span><text:span text:style-name="T4">dim</text:span><text:span text:style-name="T2">)</text:span></text:p>
      <text:p text:style-name="P2"/>
      <text:p text:style-name="P2"/>
      <text:p text:style-name="P3"/>
      <text:p text:style-name="P4">*<text:span text:style-name="T5">sin(x)/x = 1 </text:span><text:span text:style-name="T2">(</text:span><text:span text:style-name="T4">dim</text:span><text:span text:style-name="T2">)</text:span></text:p>
      <text:p text:style-name="P4"/>
      <text:p text:style-name="P5">*<text:span text:style-name="T1">TEOREMI</text:span>:</text:p>
      <text:p text:style-name="P6"><text:tab/>-<text:span text:style-name="T6">Ponte (lim. Suc. &lt;---- &gt;lim. Funz.)</text:span></text:p>
      <text:p text:style-name="P5"><text:tab/>-Degli zeri <text:span text:style-name="T2">(</text:span><text:span text:style-name="T4">dim</text:span><text:span text:style-name="T2">)</text:span></text:p>
      <text:p text:style-name="P5"><text:tab/>-Dei valori intermedi</text:p>
      <text:p text:style-name="P5"><text:tab/>-<text:span text:style-name="T7">Di Fermat (</text:span><text:span text:style-name="T8">dim</text:span><text:span text:style-name="T7">)</text:span></text:p>
      <text:p text:style-name="P7"><text:tab/>-Di Bolzano-Weierstrass </text:p>
      <text:p text:style-name="P7"><text:tab/>-Di Weierstrass(<text:span text:style-name="T9">dim</text:span>)</text:p>
      <text:p text:style-name="P7"><text:tab/>-Di Lagrange o Del Valor Medio (<text:span text:style-name="T9">dim</text:span>)</text:p>
      <text:p text:style-name="P7"><text:tab/>-Di Cauchy</text:p>
      <text:p text:style-name="P7"><text:tab/>-Di De L’Hopital-Bernoulli(<text:span text:style-name="T9">dim</text:span>)</text:p>
      <text:p text:style-name="P8"><text:tab/>-<text:span text:style-name="T10">Di Rolle</text:span></text:p>
      <text:p text:style-name="P8"><text:tab/>-<text:span text:style-name="T10">Criterio di Monotonia (</text:span><text:span text:style-name="T11">dim</text:span><text:span text:style-name="T10">)</text:span></text:p>
      <text:p text:style-name="P8"><text:tab/>-<text:span text:style-name="T10">D</text:span>i Taylor(<text:span text:style-name="T9">dim</text:span>)</text:p>
      <text:p text:style-name="P7"><text:tab/>-<text:span text:style-name="T10">Media Integrale</text:span></text:p>
      <text:p text:style-name="P7"><text:tab/>-<text:span text:style-name="T10">Fondamentale del Calcolo Integrale (</text:span><text:span text:style-name="T11">dim</text:span><text:span text:style-name="T10">)</text:span></text:p>
      <text:p text:style-name="P7"><text:tab/>-<text:span text:style-name="T10">Del Confronto per gli Integrali Impropri(</text:span><text:span text:style-name="T11">dim</text:span><text:span text:style-name="T10">)</text:span></text:p>
      <text:p text:style-name="P5"><text:tab/>-<text:span text:style-name="T10">Condizione Necessaria di Convergenza(</text:span><text:span text:style-name="T11">dim</text:span><text:span text:style-name="T10">)</text:span></text:p>
      <text:p text:style-name="P5"><text:tab/>-<text:span text:style-name="T12">Criterio del Confronto Integrale(</text:span><text:span text:style-name="T13">dim</text:span><text:span text:style-name="T12">)</text:span></text:p>
      <text:p text:style-name="P5"><text:tab/>-<text:span text:style-name="T10">Criterio di Leibniz(</text:span><text:span text:style-name="T11">dim</text:span><text:span text:style-name="T10">)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1:37:26.400734258</meta:creation-date>
    <dc:date>2025-07-16T18:59:34.188530253</dc:date>
    <meta:editing-duration>PT1H20M51S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1" meta:paragraph-count="27" meta:word-count="95" meta:character-count="701" meta:non-whitespace-character-count="608"/>
  </office:meta>
</office:document-meta>
</file>